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2E0CC568F38BB3D4EB.jpg" manifest:media-type="image/jpeg"/>
  <manifest:file-entry manifest:full-path="Pictures/1000000000000C26000003A96F7D811F54B8E2FD.jpg" manifest:media-type="image/jpeg"/>
  <manifest:file-entry manifest:full-path="Pictures/10000001000005DC000003E83107B015CB267B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dee6ef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355269" loext:opacity="100%" style:font-name="Berlin Sans FB" fo:font-size="26pt" style:font-size-asian="26pt" style:font-size-complex="26pt"/>
    </style:style>
    <style:style style:name="P3" style:family="paragraph">
      <loext:graphic-properties draw:fill="solid" draw:fill-color="#dee6ef"/>
      <style:text-properties fo:color="#355269" loext:opacity="100%" style:font-name="Berlin Sans FB" fo:font-size="26pt" style:font-size-asian="26pt" style:font-size-complex="26pt"/>
    </style:style>
    <style:style style:name="T1" style:family="text">
      <style:text-properties style:font-name="Berlin Sans FB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7.7cm" svg:height="16.5cm" svg:x="1cm" svg:y="1cm">
          <draw:image xlink:href="Pictures/10000000000004000000022E0CC568F38BB3D4EB.jpg" xlink:type="simple" xlink:show="embed" xlink:actuate="onLoad" draw:mime-type="image/jpeg">
            <text:p/>
          </draw:image>
        </draw:frame>
        <draw:frame draw:style-name="gr1" draw:text-style-name="P1" draw:layer="layout" svg:width="4.603cm" svg:height="1.387cm" svg:x="24cm" svg:y="16cm">
          <draw:image xlink:href="Pictures/1000000000000C26000003A96F7D811F54B8E2FD.jpg" xlink:type="simple" xlink:show="embed" xlink:actuate="onLoad" draw:mime-type="image/jpeg">
            <text:p/>
          </draw:image>
        </draw:frame>
        <draw:frame draw:style-name="gr1" draw:text-style-name="P1" draw:layer="layout" svg:width="5.965cm" svg:height="3.976cm" svg:x="1.135cm" svg:y="1.1cm">
          <draw:image xlink:href="Pictures/10000001000005DC000003E83107B015CB267BB9.png" xlink:type="simple" xlink:show="embed" xlink:actuate="onLoad" draw:mime-type="image/png">
            <text:p/>
          </draw:image>
        </draw:frame>
        <draw:frame draw:style-name="gr2" draw:text-style-name="P3" draw:layer="layout" svg:width="27.7cm" svg:height="2cm" svg:x="1cm" svg:y="17.5cm">
          <draw:text-box>
            <text:p text:style-name="P2"><text:span text:style-name="T1"><text:s text:c="3"/></text:span><text:span text:style-name="T1">Sistema Integrado de Prontuário Eletrônico, Consultas e Mensageri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5T10:47:19.572000000</meta:creation-date>
    <dc:date>2024-09-25T10:55:52.205000000</dc:date>
    <meta:editing-duration>PT8M33S</meta:editing-duration>
    <meta:editing-cycles>3</meta:editing-cycles>
    <meta:generator>LibreOffice/7.3.2.2$Windows_X86_64 LibreOffice_project/49f2b1bff42cfccbd8f788c8dc32c1c309559be0</meta:generator>
    <meta:document-statistic meta:object-count="4"/>
  </office:meta>
</office:document-meta>
</file>